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image/svg+xml" manifest:full-path="SvgImages/Image4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5.034339430080000pt"/>
    </style:style>
    <style:style style:name="gr4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6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7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8" style:family="graphic">
      <style:graphic-properties draw:fill="solid" draw:fill-color="#31313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2.766618966080000pt"/>
    </style:style>
    <style:style style:name="gr9" style:family="graphic">
      <style:graphic-properties calligra:stroke-gradient="gradient6" draw:fill="gradient" draw:fill-gradient-name="gradient7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linecap="square" svg:stroke-width="1.000000000000000pt"/>
    </style:style>
    <style:style style:name="gr10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8b6a28" svg:stroke-linecap="square" svg:stroke-opacity="1" svg:stroke-width="9.070881856000000pt"/>
    </style:style>
    <style:style style:name="gr11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413318" svg:stroke-linecap="square" svg:stroke-opacity="1" svg:stroke-width="9.070881856000000pt"/>
    </style:style>
    <style:style style:name="gr12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9a742e" svg:stroke-linecap="square" svg:stroke-opacity="1" svg:stroke-width="6.803161392000000pt"/>
    </style:style>
    <style:style style:name="gr13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594b31" svg:stroke-linecap="square" svg:stroke-opacity="1" svg:stroke-width="6.803161392000000pt"/>
    </style:style>
    <style:style style:name="gr14" style:family="graphic">
      <style:graphic-properties draw:fill="solid" draw:fill-color="#000000" draw:opacity="69.8039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3.900479198080000pt"/>
    </style:style>
    <style:style style:name="gr15" style:family="graphic">
      <style:graphic-properties draw:fill="solid" draw:fill-color="#3787c4" draw:opacity="48.6275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6" style:family="graphic">
      <style:graphic-properties draw:fill="gradient" draw:fill-gradient-name="gradient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7" style:family="graphic">
      <style:graphic-properties draw:fill="gradient" draw:fill-gradient-name="gradient9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8" style:family="graphic">
      <style:graphic-properties draw:fill="gradient" draw:fill-gradient-name="gradient1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9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bf0003" svg:stroke-linecap="square" svg:stroke-opacity="1" svg:stroke-width="3.401580696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92.001372051999965pt" fo:page-width="612.00106022199997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Layer"/>
          <draw:layer draw:name="Number"/>
          <draw:layer draw:name="bag"/>
          <draw:layer draw:name="glass"/>
          <draw:layer draw:name="paper"/>
          <draw:layer draw:name=""/>
        </draw:layer-set>
        <draw:path draw:style-name="gr1" xml:id="shape-1" draw:id="shape-1" draw:layer="Layer" svg:width="554.92842629659pt" svg:height="670.93346513249pt" svg:x="52.18484265300pt" svg:y="109.18554249539pt" svg:viewBox="0 0 555 671" svg:d="M438.671 275.09C416.054 133.861 395.513 16.3594 280.82 0C156.413 0 114.456 155.803 114.195 262.366C13.3432 393.947 -67.677 497.882 83.7338 410.513C85.1983 564.553 187.592 670.933 284.601 670.933C385.915 670.933 483.108 554.899 467.556 407.776C562.097 476.032 615.105 480.805 438.671 275.09Z" calligra:nodeTypes="ccccccc">
          <draw:glue-point draw:id="4" svg:x="0.50000000000pt" svg:y="0.50000000000pt" draw:align="center"/>
        </draw:path>
        <draw:ellipse draw:style-name="gr2" xml:id="shape-2" draw:id="shape-2" draw:layer="Layer" svg:width="315.47855452682pt" svg:height="423.23014021705pt" draw:transform="matrix(1.00000000000 0.00000000000 0.00357595044 1.00000000000 158.30082382676pt 318.39213985319pt)" draw:kind="full">
          <draw:glue-point draw:id="4" svg:x="0.50000000000pt" svg:y="0.50000000000pt" draw:align="center"/>
        </draw:ellipse>
        <draw:ellipse draw:style-name="gr3" xml:id="shape-3" draw:id="shape-3" draw:layer="Layer" svg:width="116.43055263928pt" svg:height="129.68319093167pt" draw:transform="matrix(1.00000000000 0.00000000000 0.00357595044 1.00000000000 322.57145055913pt 232.74282085895pt)" draw:kind="full">
          <draw:glue-point draw:id="4" svg:x="0.50000000000pt" svg:y="0.50000000000pt" draw:align="center"/>
        </draw:ellipse>
        <draw:ellipse draw:style-name="gr3" xml:id="shape-4" draw:id="shape-4" draw:layer="Layer" svg:width="109.58169660168pt" svg:height="174.12008852365pt" draw:transform="matrix(1.00000000000 0.00000000000 0.00357595044 1.00000000000 214.46926568591pt 214.36694746350pt)" draw:kind="full">
          <draw:glue-point draw:id="4" svg:x="0.50000000000pt" svg:y="0.50000000000pt" draw:align="center"/>
        </draw:ellipse>
        <draw:ellipse draw:style-name="gr4" xml:id="shape-5" draw:id="shape-5" draw:layer="Layer" svg:width="33.26587218265pt" svg:height="61.66753135213pt" draw:transform="matrix(1.00000000000 0.00000000000 0.00357595044 1.00000000000 336.45216839307pt 283.91963720323pt)" draw:kind="full">
          <draw:glue-point draw:id="4" svg:x="0.50000000000pt" svg:y="0.50000000000pt" draw:align="center"/>
        </draw:ellipse>
        <draw:path draw:style-name="gr5" xml:id="shape-6" draw:id="shape-6" draw:layer="Layer" svg:width="114.32685223281pt" svg:height="102.69761634558pt" svg:x="265.96372561299pt" svg:y="339.53334524640pt" svg:viewBox="0 0 114 103" svg:d="M97.0578 54.5157C142.397 9.12097 88.269 0.930074 51.4029 0.029478C26.3963 -0.871124 -20.6724 18.8996 10.091 54.5157C26.9609 73.9212 37.5957 90.9899 53.7468 102.698C72.7466 81.9841 80.3334 75.7223 97.0578 54.5157Z" calligra:nodeTypes="ccccc">
          <draw:glue-point draw:id="4" svg:x="0.50000000000pt" svg:y="0.50000000000pt" draw:align="center"/>
        </draw:path>
        <draw:path draw:style-name="gr6" xml:id="shape-7" draw:id="shape-7" draw:layer="Layer" svg:width="219.37188119903pt" svg:height="121.16392193576pt" svg:x="111.50999517874pt" svg:y="670.43892128369pt" svg:viewBox="0 0 219 121" svg:d="M219.219 115.124C222.584 62.3939 169.827 3.66765 108.888 0.14912C47.9492 -3.36943 -12.0027 55.9519 2.07564 117.355C43.4186 120.28 41.6119 117.645 102.551 121.164C166.655 118.477 184.217 121.306 219.219 115.124Z" calligra:nodeTypes="ccccc">
          <draw:glue-point draw:id="4" svg:x="0.50000000000pt" svg:y="0.50000000000pt" draw:align="center"/>
        </draw:path>
        <draw:path draw:style-name="gr7" xml:id="shape-8" draw:id="shape-8" draw:layer="Layer" svg:width="219.48948037833pt" svg:height="120.22065268823pt" svg:x="359.63596297787pt" svg:y="672.08175486569pt" svg:viewBox="0 0 219 120" svg:d="M219.389 113.12C222.12 60.7754 168.664 3.01476 107.691 0.102814C46.7177 -2.80911 -12.5132 56.6122 2.30125 117.396C43.6738 119.905 41.8356 117.309 102.809 120.221C166.872 116.946 184.466 119.587 219.389 113.12Z" calligra:nodeTypes="ccccc">
          <draw:glue-point draw:id="4" svg:x="0.50000000000pt" svg:y="0.50000000000pt" draw:align="center"/>
        </draw:path>
        <draw:ellipse draw:style-name="gr4" xml:id="shape-9" draw:id="shape-9" draw:layer="Layer" svg:width="40.61979180621pt" svg:height="73.93398556862pt" draw:transform="matrix(1.00000000000 0.00000000000 0.00357595044 1.00000000000 272.94775160371pt 273.15732605518pt)" draw:kind="full">
          <draw:glue-point draw:id="4" svg:x="0.50000000000pt" svg:y="0.50000000000pt" draw:align="center"/>
        </draw:ellipse>
        <draw:path draw:style-name="gr8" xml:id="shape-10" draw:id="shape-10" draw:layer="bag" svg:width="242.52446714474pt" svg:height="124.65060710472pt" svg:x="222.02698031047pt" svg:y="66.32610623397pt" svg:viewBox="0 0 243 125" svg:d="M16.9238 0L242.524 20.0956L225.601 112.738C106.904 142.628 63.9678 108.79 0 92.6427Z" calligra:nodeTypes="ccccc">
          <draw:glue-point draw:id="4" svg:x="0.50000000000pt" svg:y="0.50000000000pt" draw:align="center"/>
        </draw:path>
        <draw:rect draw:style-name="gr9" xml:id="shape-11" draw:id="shape-11" draw:layer="bag" svg:width="342.88643373147pt" svg:height="112.97376059928pt" draw:transform="matrix(0.99115284023 0.13306582631 -0.15254586576 0.98834871177 181.20028744958pt 5.91580500937pt)">
          <draw:glue-point draw:id="4" svg:x="0.50000000000pt" svg:y="0.50000000000pt" draw:align="center"/>
        </draw:rect>
        <draw:path draw:style-name="gr10" xml:id="shape-12" draw:id="shape-12" draw:layer="bag" svg:width="161.90583903132pt" svg:height="194.93574148024pt" svg:x="339.37435061656pt" svg:y="76.72796075578pt" svg:viewBox="0 0 162 195" svg:d="M0 0C106.637 53.4404 160.605 81.3751 161.906 83.8042L161.906 194.936L161.906 194.936" calligra:nodeTypes="cccc">
          <draw:glue-point draw:id="4" svg:x="0.50000000000pt" svg:y="0.50000000000pt" draw:align="center"/>
        </draw:path>
        <draw:path draw:style-name="gr11" xml:id="shape-13" draw:id="shape-13" draw:layer="bag" svg:width="161.87048028487pt" svg:height="227.29624981308pt" svg:x="336.39820250820pt" svg:y="79.84966399333pt" svg:viewBox="0 0 162 227" svg:d="M0 0C106.613 53.4258 160.57 81.3529 161.87 83.7813L161.87 194.883L161.87 194.883C150.629 216.492 145.009 227.296 145.009 227.296" calligra:nodeTypes="ccccc">
          <draw:glue-point draw:id="4" svg:x="0.50000000000pt" svg:y="0.50000000000pt" draw:align="center"/>
        </draw:path>
        <draw:path draw:style-name="gr11" xml:id="shape-14" draw:id="shape-14" draw:layer="bag" svg:width="3.86571753842pt" svg:height="52.13159435769pt" svg:x="501.44182912030pt" svg:y="275.04318284805pt" svg:viewBox="0 0 4 52" svg:d="M0 0C3.86572 52.1316 3.86572 51.8098 3.86572 52.1316" calligra:nodeTypes="cc">
          <draw:glue-point draw:id="4" svg:x="0.50000000000pt" svg:y="0.50000000000pt" draw:align="center"/>
        </draw:path>
        <draw:path draw:style-name="gr11" xml:id="shape-15" draw:id="shape-15" draw:layer="bag" svg:width="18.63207386252pt" svg:height="64.00731615138pt" svg:x="501.09695797794pt" svg:y="268.61031420736pt" svg:viewBox="0 0 19 64" svg:d="M18.6321 47.1973C18.6321 47.1973 12.4214 31.4649 0 0C9.66108 42.6716 14.4916 64.0073 14.4916 64.0073" calligra:nodeTypes="ccc">
          <draw:glue-point draw:id="4" svg:x="0.50000000000pt" svg:y="0.50000000000pt" draw:align="center"/>
        </draw:path>
        <draw:path draw:style-name="gr12" xml:id="shape-16" draw:id="shape-16" draw:layer="bag" svg:width="16.35737623046pt" svg:height="39.82842655334pt" svg:x="481.15360225470pt" svg:y="280.41691401250pt" svg:viewBox="0 0 16 40" svg:d="M0 33.4089L0 33.4089L16.3574 0C15.1656 21.2521 14.4894 34.5283 14.3288 39.8284" calligra:nodeTypes="cccc">
          <draw:glue-point draw:id="4" svg:x="0.50000000000pt" svg:y="0.50000000000pt" draw:align="center"/>
        </draw:path>
        <draw:path draw:style-name="gr12" xml:id="shape-17" draw:id="shape-17" draw:layer="bag" svg:width="8.51256052035pt" svg:height="53.76047790232pt" svg:x="499.19039350693pt" svg:y="272.19268153164pt" svg:viewBox="0 0 9 54" svg:d="M0 0C5.67504 35.8403 8.51256 53.7605 8.51256 53.7605" calligra:nodeTypes="cc">
          <draw:glue-point draw:id="4" svg:x="0.50000000000pt" svg:y="0.50000000000pt" draw:align="center"/>
        </draw:path>
        <draw:path draw:style-name="gr12" xml:id="shape-18" draw:id="shape-18" draw:layer="bag" svg:width="31.20104987784pt" svg:height="43.02581917183pt" svg:x="489.71621028014pt" svg:y="273.75660911991pt" svg:viewBox="0 0 31 43" svg:d="M0 43.0258L0.342451 43.0258C0.342451 43.0258 3.53865 28.6839 9.93109 0C24.111 27.6214 31.201 41.4322 31.201 41.4322" calligra:nodeTypes="cccc">
          <draw:glue-point draw:id="4" svg:x="0.50000000000pt" svg:y="0.50000000000pt" draw:align="center"/>
        </draw:path>
        <draw:path draw:style-name="gr12" xml:id="shape-19" draw:id="shape-19" draw:layer="bag" svg:width="21.56493907845pt" svg:height="17.71035804882pt" svg:x="499.55618459201pt" svg:y="274.92191655463pt" svg:viewBox="0 0 22 18" svg:d="M0 0C14.3766 11.8069 21.5649 17.7104 21.5649 17.7104" calligra:nodeTypes="cc">
          <draw:glue-point draw:id="4" svg:x="0.50000000000pt" svg:y="0.50000000000pt" draw:align="center"/>
        </draw:path>
        <draw:path draw:style-name="gr13" xml:id="shape-20" draw:id="shape-20" draw:layer="bag" svg:width="10.78290210782pt" svg:height="24.41853858080pt" svg:x="489.78100155204pt" svg:y="285.15654789081pt" svg:viewBox="0 0 11 24" svg:d="M10.7829 0C3.27481 16.427 -0.312394 24.5658 0.0212996 24.4165" calligra:nodeTypes="cc">
          <draw:glue-point draw:id="4" svg:x="0.50000000000pt" svg:y="0.50000000000pt" draw:align="center"/>
        </draw:path>
        <draw:path draw:style-name="gr13" xml:id="shape-21" draw:id="shape-21" draw:layer="bag" svg:width="4.61649321412pt" svg:height="21.51293124262pt" svg:x="499.31232386862pt" svg:y="288.56809166955pt" svg:viewBox="0 0 5 22" svg:d="M0 0C3.07767 14.3419 4.61649 21.5129 4.61649 21.5129" calligra:nodeTypes="cc">
          <draw:glue-point draw:id="4" svg:x="0.50000000000pt" svg:y="0.50000000000pt" draw:align="center"/>
        </draw:path>
        <draw:rect draw:style-name="gr14" xml:id="shape-22" draw:id="shape-22" draw:layer="glass" svg:width="132.43051866525pt" svg:height="111.93191434785pt" svg:x="325.49837598454pt" svg:y="242.03374822403pt" svg:rx="34.98164643987pt" svg:ry="31.98054695652pt">
          <draw:glue-point draw:id="4" svg:x="0.50000000000pt" svg:y="0.50000000000pt" draw:align="center"/>
        </draw:rect>
        <draw:rect draw:style-name="gr14" xml:id="shape-23" draw:id="shape-23" draw:layer="glass" svg:width="132.43051866525pt" svg:height="111.93191434785pt" svg:x="192.70862899803pt" svg:y="241.83586556518pt" svg:rx="34.98164643987pt" svg:ry="31.98054695652pt">
          <draw:glue-point draw:id="4" svg:x="0.50000000000pt" svg:y="0.50000000000pt" draw:align="center"/>
        </draw:rect>
        <draw:rect draw:style-name="gr15" xml:id="shape-24" draw:id="shape-24" draw:layer="glass" svg:width="58.52657361515pt" svg:height="46.62443164266pt" svg:x="364.94506527716pt" svg:y="288.11321916572pt">
          <draw:glue-point draw:id="4" svg:x="0.50000000000pt" svg:y="0.50000000000pt" draw:align="center"/>
        </draw:rect>
        <draw:rect draw:style-name="gr15" xml:id="shape-25" draw:id="shape-25" draw:layer="glass" svg:width="25.11765450984pt" svg:height="29.79414900091pt" svg:x="411.52246344589pt" svg:y="268.78113775291pt">
          <draw:glue-point draw:id="4" svg:x="0.50000000000pt" svg:y="0.50000000000pt" draw:align="center"/>
        </draw:rect>
        <draw:path draw:style-name="gr16" xml:id="shape-26" draw:id="shape-26" draw:layer="glass" svg:width="49.44916357201pt" svg:height="50.52447693204pt" svg:x="199.27194037193pt" svg:y="298.20730259704pt" svg:viewBox="0 0 49 51" svg:d="M0.614719 0C0.652345 19.8374 -1.67768 31.0945 2.49642 38.3963C12.2511 49.4538 17.7971 52.8346 49.4492 49.0115" calligra:nodeTypes="ccc">
          <draw:glue-point draw:id="4" svg:x="0.50000000000pt" svg:y="0.50000000000pt" draw:align="center"/>
        </draw:path>
        <draw:path draw:style-name="gr16" xml:id="shape-27" draw:id="shape-27" draw:layer="glass" svg:width="50.99662185352pt" svg:height="54.12536669825pt" svg:x="330.43863464364pt" svg:y="296.51855193855pt" svg:viewBox="0 0 51 54" svg:d="M0.633955 0C0.672759 21.2511 -1.73018 33.3106 2.57454 41.1328C12.6344 52.9784 18.354 56.6002 50.9966 52.5046" calligra:nodeTypes="ccc">
          <draw:glue-point draw:id="4" svg:x="0.50000000000pt" svg:y="0.50000000000pt" draw:align="center"/>
        </draw:path>
        <draw:path draw:style-name="gr17" xml:id="shape-28" draw:id="shape-28" draw:layer="paper" svg:width="163.64970126485pt" svg:height="224.22731004031pt" svg:x="1.44324898168pt" svg:y="404.79390884199pt" svg:viewBox="0 0 164 224" svg:d="M0 26.575L54.8369 0L163.65 195.306C149.41 224.161 130.049 227.665 108.813 221.881Z" calligra:nodeTypes="ccccc">
          <draw:glue-point draw:id="4" svg:x="0.50000000000pt" svg:y="0.50000000000pt" draw:align="center"/>
        </draw:path>
        <draw:ellipse draw:style-name="gr18" xml:id="shape-29" draw:id="shape-29" draw:layer="paper" svg:width="63.21645563042pt" svg:height="29.36058705763pt" draw:transform="matrix(0.94652132046 -0.32338560114 0.36569175446 0.93102330874 -5.91580500937pt 414.78406233251pt)" draw:kind="full">
          <draw:glue-point draw:id="4" svg:x="0.50000000000pt" svg:y="0.50000000000pt" draw:align="center"/>
        </draw:ellipse>
        <draw:path draw:style-name="gr19" xml:id="shape-30" draw:id="shape-30" draw:layer="paper" svg:width="50.89383839149pt" svg:height="32.63167756727pt" svg:x="60.64872236384pt" svg:y="503.59843395242pt" svg:viewBox="0 0 51 33" svg:d="M0 32.6317C25.6947 29.7018 42.6594 18.8246 50.8938 0" calligra:nodeTypes="cc">
          <draw:glue-point draw:id="4" svg:x="0.50000000000pt" svg:y="0.50000000000pt" draw:align="center"/>
        </draw:path>
        <draw:path draw:style-name="gr19" xml:id="shape-31" draw:id="shape-31" draw:layer="paper" svg:width="20.08194290967pt" svg:height="21.12189958590pt" svg:x="76.65722297955pt" svg:y="517.78325850236pt" svg:viewBox="0 0 20 21" svg:d="M20.0819 0C6.69397 14.0813 0 21.1219 0 21.1219" calligra:nodeTypes="cc">
          <draw:glue-point draw:id="4" svg:x="0.50000000000pt" svg:y="0.50000000000pt" draw:align="center"/>
        </draw:path>
        <draw:frame>
          <draw:image xlink:type="simple" xlink:show="embed" xlink:actuate="onLoad" xlink:href="SvgImages/Image1"/>
        </draw:frame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  <draw:frame>
          <draw:image xlink:type="simple" xlink:show="embed" xlink:actuate="onLoad" xlink:href="SvgImages/Image4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3" svg:spreadMethod="reflect" svg:x1="89.791823%" svg:x2="82.469990%" svg:y1="71.748140%" svg:y2="-37.337860%">
      <svg:stop svg:offset="0.14" svg:stop-color="#ffb300"/>
      <svg:stop svg:offset="0.7" svg:stop-color="#fff300"/>
    </svg:linearGradient>
    <svg:linearGradient draw:name="gradient4" svg:spreadMethod="pad" svg:x1="0.000000%" svg:x2="100.000000%" svg:y1="50.000000%" svg:y2="100.000000%">
      <svg:stop svg:offset="0" svg:stop-color="#ff0000"/>
      <svg:stop svg:offset="0.525559" svg:stop-color="#ffff00"/>
    </svg:linearGradient>
    <svg:linearGradient draw:name="gradient5" svg:spreadMethod="pad" svg:x1="99.915628%" svg:x2="0.181013%" svg:y1="40.647194%" svg:y2="61.041575%">
      <svg:stop svg:offset="0" svg:stop-color="#ff0000"/>
      <svg:stop svg:offset="0.652567" svg:stop-color="#ffff00"/>
    </svg:linearGradient>
    <svg:linearGradient draw:name="gradient6" svg:spreadMethod="pad" svg:x1="146.653568%" svg:x2="73.935395%" svg:y1="20.281731%" svg:y2="23.924024%">
      <svg:stop svg:offset="0.23" svg:stop-color="#ffffff" svg:stop-opacity="0.321569"/>
      <svg:stop svg:offset="1" svg:stop-color="#060606"/>
    </svg:linearGradient>
    <svg:linearGradient draw:name="gradient8" svg:spreadMethod="pad" svg:x1="55.642814%" svg:x2="53.955882%" svg:y1="24.211715%" svg:y2="84.866443%">
      <svg:stop svg:offset="0.23" svg:stop-color="#ffffff" svg:stop-opacity="0.321569"/>
      <svg:stop svg:offset="1" svg:stop-color="#060606"/>
    </svg:linearGradient>
    <svg:linearGradient draw:name="gradient9" svg:spreadMethod="reflect" svg:x1="19.602630%" svg:x2="108.770645%" svg:y1="97.373309%" svg:y2="29.656761%">
      <svg:stop svg:offset="0.42" svg:stop-color="#805a2e"/>
      <svg:stop svg:offset="0.47865" svg:stop-color="#000000"/>
      <svg:stop svg:offset="0.49" svg:stop-color="#704310"/>
      <svg:stop svg:offset="0.93" svg:stop-color="#b26615"/>
    </svg:linearGradient>
    <svg:linearGradient draw:name="gradient10" svg:spreadMethod="pad" svg:x1="78.497108%" svg:x2="26.206112%" svg:y1="16.313259%" svg:y2="21.310286%">
      <svg:stop svg:offset="0.26" svg:stop-color="#826d56"/>
      <svg:stop svg:offset="0.47" svg:stop-color="#0d0600"/>
      <svg:stop svg:offset="0.795706" svg:stop-color="#50401e"/>
    </svg:linearGradient>
    <svg:radialGradient draw:name="gradient1" svg:cx="29.463122%" svg:cy="32.123706%" svg:fx="64.978419%" svg:fy="67.107272%" svg:r="89.603224%" svg:spreadMethod="reflect">
      <svg:stop svg:offset="0.28" svg:stop-color="#000000"/>
      <svg:stop svg:offset="0.68" svg:stop-color="#645d5d"/>
    </svg:radialGradient>
    <svg:radialGradient draw:name="gradient2" svg:cx="52.045763%" svg:cy="54.172613%" svg:fx="52.045763%" svg:fy="54.172613%" svg:r="124.536533%" svg:spreadMethod="reflect">
      <svg:stop svg:offset="0.281873" svg:stop-color="#000000"/>
      <svg:stop svg:offset="0.91454" svg:stop-color="#fff300"/>
    </svg:radialGradient>
    <svg:radialGradient draw:name="gradient7" svg:cx="0.000000%" svg:cy="0.000000%" svg:fx="9.576340%" svg:fy="33.927710%" svg:r="90.687279%" svg:spreadMethod="pad">
      <svg:stop svg:offset="0.23" svg:stop-color="#939393"/>
      <svg:stop svg:offset="1" svg:stop-color="#060606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6</meta:editing-cycles>
    <dc:date>2016-12-18T22:07:18</dc:date>
    <meta:creation-date>2008-10-27T22:59:39</meta:creation-date>
  </office:meta>
</office:document-meta>
</file>